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3" style:master-page-name="">
      <style:paragraph-properties style:page-number="auto" fo:break-before="page"/>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Heading_20_2" style:master-page-name="">
      <style:paragraph-properties style:page-number="auto" fo:break-before="page"/>
    </style:style>
    <style:style style:name="P46" style:family="paragraph" style:parent-style-name="Standard" style:list-style-name="L25"/>
    <style:style style:name="P47" style:family="paragraph" style:parent-style-name="Standard" style:list-style-name="L33"/>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7.0.oxt&#13;Update file created : emph.update.xml&#13;&#13;14.11.2023 22:28:1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7.0.oxt&#13;Update file created : emph-A.update.xml&#13;&#13;14.11.2023 22:28: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5.3.oxt&#13;Update file created : emph-L.update.xml&#13;&#13;26.04.2021 18:08:2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17241231891498617"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912078888967694106" text:style-name="L2">
        <text:list-item>
          <text:p text:style-name="P50">Version 2.1.2 :</text:p>
        </text:list-item>
      </text:list>
      <text:list xml:id="list3744484834360470215" text:style-name="L3">
        <text:list-item>
          <text:list>
            <text:list-item>
              <text:p text:style-name="P51">Localized help : resolved non-functional hyperlink due to API incompatibility introduced by Apache OpenOffice 4.1 (and LibreOffice 4.0).</text:p>
            </text:list-item>
          </text:list>
        </text:list-item>
      </text:list>
      <text:list xml:id="list42536847" text:continue-list="list7912078888967694106" text:style-name="L2">
        <text:list-item>
          <text:p text:style-name="P50">Version 2.1.1 :</text:p>
        </text:list-item>
      </text:list>
      <text:list xml:id="list2626526950911243311"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42537920" text:continue-list="list42536847" text:style-name="L2">
        <text:list-item>
          <text:p text:style-name="P50">Version 2.1.0 :</text:p>
        </text:list-item>
      </text:list>
      <text:list xml:id="list9163483359907783485"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42520639" text:continue-list="list42537920" text:style-name="L2">
        <text:list-item>
          <text:p text:style-name="P50">Version 2.0.0 :</text:p>
        </text:list-item>
      </text:list>
      <text:list xml:id="list2521993776787013759"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42524735" text:continue-list="list42520639" text:style-name="L2">
        <text:list-item>
          <text:p text:style-name="P50">Version 1.5.3 :</text:p>
        </text:list-item>
      </text:list>
      <text:list xml:id="list3198318330827964569"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828026539228300641"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497914121398191052"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75636450098684917"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78074316826463515"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307482196505735983"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99276847488118990"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1794499906570688833"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47135307507915294"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413982812141400966"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659488016639706452" text:style-name="L17">
        <text:list-item>
          <text:p text:style-name="P65">Arg1 : <text:span text:style-name="InstructionMacro">String</text:span> : mandatory, type of control used for the button</text:p>
        </text:list-item>
      </text:list>
      <text:list xml:id="list5164696703613860117"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167748183338325058"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702924458898713364"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293713446711116263"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173400869786986481"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977878934430750807"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764082354404730980"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974693332956836677" text:style-name="L25">
        <text:list-item text:start-value="1">
          <text:p text:style-name="P4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346342992772147336"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658305378890668648"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552729575646299297"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200145622281934715"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028743972611125991"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31431022585668489"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938153695438022320"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709093073092280013" text:style-name="L33">
        <text:list-item text:start-value="1">
          <text:p text:style-name="P4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492046209375602710"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251933142055098799"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82443884017160220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5888937261254655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76878713694647142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515922"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93811079601863538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25339132319926548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33485547953065701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7</dc:date>
     <text:p>internal</text:p>
     <text:p>Page2</text:p>
     <text:p/>
    </office:annotation>Paragraph styles</text:p>
      <text:p text:style-name="P28"><office:annotation>
     <dc:creator>BM</dc:creator>
     <dc:date>2008-03-13T00:00:00.77</dc:date>
     <text:p>internal</text:p>
     <text:p>Page7</text:p>
     <text:p/>
    </office:annotation>Hyperlinks</text:p>
      <text:p text:style-name="hlp_5f_paragraph"><text:span text:style-name="T14"><office:annotation>
      <dc:creator>BM</dc:creator>
      <dc:date>2008-03-13T00:00:00.77</dc:date>
      <text:p>internal</text:p>
      <text:p>Page3</text:p>
      <text:p/>
     </office:annotation></text:span><text:span text:style-name="T14">Text formatting</text:span></text:p>
      <text:p text:style-name="P28"><office:annotation>
     <dc:creator>BM</dc:creator>
     <dc:date>2008-03-26T00:00:00.7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7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7</dc:date>
     <text:p>external</text:p>
     <text:p>text/swriter/main0210.xhp</text:p>
     <text:p/>
    </office:annotation><text:span text:style-name="T14">Preview topic</text:span> </text:p>
      <text:p text:style-name="hlp_5f_paragraph">This hyperlink displays <text:s/><office:annotation>
     <dc:creator>BM</dc:creator>
     <dc:date>2008-03-15T00:00:00.7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541907" text:continue-list="list4824438840171602205"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2518225" text:continue-list="list4251592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8</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79</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79</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2514482" text:continue-list="list42541907"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7.0") ' fill with your values
  setExtensionDescription("en, de")
  setDisplayName("en", "emph - Use character styles for text markup.")
  setDisplayName("de", "emph - Zeichenvorlagen zur Textauszeichnung anwenden.")
  setTooltip("en, de", "en") ' deprecated ! starting from 3.1,use instead setExtensionDescription

  setPublisherName("en", "Peter Triesberger", "https://github.com/peter88213")
  setLicense("en")

beginUpdateInformation("direct", "direct") 
  setUpdateSource("https://raw.githubusercontent.com/peter88213/emph/main/", "https://raw.githubusercontent.com/peter88213/emph/main/")
endUpdateInformation

endDescription  


beginAnnexes 
  useLibrary("Basic", "emph/")
endAnnexes

beginAddonUI

  beginOfficeHelp
	   beginTitles()
	  	setTitle("emph help", "en")
      endTitles
      setURL("Basic", "emph", "help", "show_help")
  endOfficeHelp


  beginOfficeMenuBarMerging

    beginMergeInstruction("Writer")
      	setMergePoint(".uno:FormatMenu\.uno:PageDialog", "AddAfter", "AddLast") 

      	beginMergeItems
      
        	addSeparator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MergeItems

  	endMergeInstruction

  endOfficeMenuBarMerging

  beginAddonMenu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AddonMenu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